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</style:style>
  </office:automatic-styles>
  <office:body>
    <office:text>
      <text:p text:style-name="Author">Adam Spriggs</text:p>
      <text:h text:style-name="Heading_20_1" text:outline-level="1">SFMC-DYNAMIC-LOYALTY-EMAIL-EXAMPLE</text:h>
      <text:list text:style-name="L1">
        <text:list-item>
          <text:p text:style-name="P1"><text:a xlink:type="simple" xlink:href="#purpose" office:name=""><text:span text:style-name="Definition">Purpose</text:span></text:a></text:p>
        </text:list-item>
        <text:list-item>
          <text:p text:style-name="P1"><text:a xlink:type="simple" xlink:href="#steps-to-use" office:name=""><text:span text:style-name="Definition">Steps to use</text:span></text:a></text:p>
        </text:list-item>
      </text:list>
      <text:h text:style-name="Heading_20_1" text:outline-level="1">Purpose</text:h>
      <text:p text:style-name="First_20_paragraph">Create a simple architecture for a dynamic, modular email and template in Salesforce Marketing Cloud.</text:p>
      <text:h text:style-name="Heading_20_1" text:outline-level="1">Steps to use</text:h>
      <text:list text:style-name="L2">
        <text:list-item>
          <text:p text:style-name="P2">Review architecture/mapping image - <text:span text:style-name="Source_Text">email-sample-mapping.png</text:span></text:p>
        </text:list-item>
        <text:list-item>
          <text:p text:style-name="P2">Create required Data Extensions</text:p>
          <text:list text:style-name="L3">
            <text:list-item>
              <text:p text:style-name="P3"><text:span text:style-name="T1">LoyaltySubscribers</text:span> - Your primary sending and preview audience</text:p>
              <text:p text:style-name="P4">SubscriberKey, Text(254)</text:p>
              <text:p text:style-name="P5">EmailAddress, EmailAddress</text:p>
              <text:p text:style-name="P6">FirstName, Text(50)</text:p>
              <text:p text:style-name="P7">DiscountPct, Decimal(4,2)</text:p>
              <text:p text:style-name="P8">ReferralCode, Text(36)</text:p>
              <text:p text:style-name="P9">ReferralLink, Text(300)</text:p>
            </text:list-item>
            <text:list-item>
              <text:p text:style-name="P3"><text:span text:style-name="T1">LoyaltySubscribersDemographic</text:span> - Demographic data related to each Loyalty Subscriber</text:p>
              <text:p text:style-name="P10">SubscriberKey, Text(254)</text:p>
              <text:p text:style-name="P11">Language, Text(15)</text:p>
            </text:list-item>
            <text:list-item>
              <text:p text:style-name="P3"><text:span text:style-name="T1">LoyaltyReferrals</text:span> - Subscribers referred by Loyalty Subscribers</text:p>
              <text:p text:style-name="P12">SubscriberKey, Text(254)</text:p>
              <text:p text:style-name="P13">ReferralSubscriberKey, Text(254)</text:p>
              <text:p text:style-name="P14">ReferralName, Text(100)</text:p>
              <text:p text:style-name="P15">ReferralDate, Date</text:p>
            </text:list-item>
          </text:list>
        </text:list-item>
        <text:list-item>
          <text:p text:style-name="P2">Upload sample data into each Data Extension</text:p>
          <text:list text:style-name="L4">
            <text:list-item>
              <text:p text:style-name="P16"><text:span text:style-name="T1">LoyaltySubscribers</text:span> - <text:span text:style-name="Source_Text">example-LoyaltySubscribers.csv</text:span></text:p>
            </text:list-item>
            <text:list-item>
              <text:p text:style-name="P16"><text:span text:style-name="T1">LoyaltySubscribersDemographic</text:span> - <text:span text:style-name="Source_Text">example-LoyaltySubscriberDemographics.csv</text:span></text:p>
            </text:list-item>
            <text:list-item>
              <text:p text:style-name="P16"><text:span text:style-name="T1">LoyaltyReferrals</text:span> - <text:span text:style-name="Source_Text">example-LoyaltyReferrals.csv</text:span></text:p>
            </text:list-item>
          </text:list>
        </text:list-item>
        <text:list-item>
          <text:p text:style-name="P2">Create Blocks in Content Builder using the following HTML files</text:p>
          <text:list text:style-name="L5">
            <text:list-item>
              <text:p text:style-name="P17">Template - <text:span text:style-name="Source_Text">example-template.html</text:span></text:p>
              <text:list text:style-name="L6">
                <text:list-item>
                  <text:p text:style-name="P18">Name: <text:span text:style-name="Source_Text">Example-Template</text:span></text:p>
                </text:list-item>
                <text:list-item>
                  <text:p text:style-name="P18">External Key: <text:span text:style-name="Source_Text">Example-Template</text:span></text:p>
                </text:list-item>
              </text:list>
            </text:list-item>
            <text:list-item>
              <text:p text:style-name="P17">Init - <text:span text:style-name="Source_Text">example-init.html</text:span></text:p>
              <text:list text:style-name="L7">
                <text:list-item>
                  <text:p text:style-name="P19">Block type: <text:span text:style-name="Source_Text">Code</text:span></text:p>
                </text:list-item>
                <text:list-item>
                  <text:p text:style-name="P19">Name: <text:span text:style-name="Source_Text">Example-Init</text:span></text:p>
                </text:list-item>
                <text:list-item>
                  <text:p text:style-name="P19">External Key: <text:span text:style-name="Source_Text">Example-Init</text:span></text:p>
                </text:list-item>
              </text:list>
            </text:list-item>
            <text:list-item>
              <text:p text:style-name="P17">Header - <text:span text:style-name="Source_Text">example-header.html</text:span></text:p>
              <text:list text:style-name="L8">
                <text:list-item>
                  <text:p text:style-name="P20">Block type: <text:span text:style-name="Source_Text">HTML</text:span></text:p>
                </text:list-item>
                <text:list-item>
                  <text:p text:style-name="P20">Name: <text:span text:style-name="Source_Text">Example-Header</text:span></text:p>
                </text:list-item>
                <text:list-item>
                  <text:p text:style-name="P20">External Key: <text:span text:style-name="Source_Text">Example-Header</text:span></text:p>
                </text:list-item>
              </text:list>
            </text:list-item>
            <text:list-item>
              <text:p text:style-name="P17">Body - <text:span text:style-name="Source_Text">example-body.html</text:span></text:p>
              <text:list text:style-name="L9">
                <text:list-item>
                  <text:p text:style-name="P21">Block type: <text:span text:style-name="Source_Text">HTML</text:span></text:p>
                </text:list-item>
                <text:list-item>
                  <text:p text:style-name="P21">Name: <text:span text:style-name="Source_Text">Example-Body</text:span></text:p>
                </text:list-item>
                <text:list-item>
                  <text:p text:style-name="P21">External Key: <text:span text:style-name="Source_Text">Example-Body</text:span></text:p>
                </text:list-item>
              </text:list>
            </text:list-item>
            <text:list-item>
              <text:p text:style-name="P17">Footer - <text:span text:style-name="Source_Text">example-footer.html</text:span></text:p>
              <text:list text:style-name="L10">
                <text:list-item>
                  <text:p text:style-name="P22">Block type: <text:span text:style-name="Source_Text">HTML</text:span></text:p>
                </text:list-item>
                <text:list-item>
                  <text:p text:style-name="P22">Name: <text:span text:style-name="Source_Text">Example-Footer</text:span></text:p>
                </text:list-item>
                <text:list-item>
                  <text:p text:style-name="P22">External Key: <text:span text:style-name="Source_Text">Example-Footer</text:span></text:p>
                </text:list-item>
              </text:list>
            </text:list-item>
          </text:list>
        </text:list-item>
        <text:list-item>
          <text:p text:style-name="P2">Create a new email using the Example Template</text:p>
          <text:list text:style-name="L11">
            <text:list-item>
      </text:list-item>
          </text:list>
        </text:list-item>
        <text:list-item>
          <text:p text:style-name="P2">Preview email against <text:span text:style-name="Source_Text">LoyaltySubscribers</text:span> data extension</text:p>
        </text:list-item>
        <text:list-item>
          <text:p text:style-name="P2">If you’re pleased with the results, set the <text:span text:style-name="Source_Text">@debug</text:span> value to <text:span text:style-name="Source_Text">0</text:span> in the init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-US</dc:language>
  </office:meta>
</office:document-meta>
</file>